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212d" officeooo:paragraph-rsid="0008212d" style:font-size-asian="14pt" style:font-size-complex="14pt"/>
    </style:style>
    <style:style style:name="P2" style:family="paragraph" style:parent-style-name="Standard">
      <style:text-properties fo:font-size="14pt" officeooo:rsid="0008212d" officeooo:paragraph-rsid="000b7697" style:font-size-asian="14pt" style:font-size-complex="14pt"/>
    </style:style>
    <style:style style:name="P3" style:family="paragraph" style:parent-style-name="Standard">
      <style:text-properties fo:font-size="14pt" officeooo:rsid="0008212d" officeooo:paragraph-rsid="000b769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212d" officeooo:paragraph-rsid="001d9e5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8212d" officeooo:paragraph-rsid="001eda50" style:font-size-asian="14pt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officeooo:rsid="0008212d" officeooo:paragraph-rsid="001eda50" style:font-size-asian="14pt" style:font-size-complex="14pt"/>
    </style:style>
    <style:style style:name="T1" style:family="text">
      <style:text-properties officeooo:rsid="0009004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90049" fo:background-color="transparent" loext:char-shading-value="0"/>
    </style:style>
    <style:style style:name="T4" style:family="text">
      <style:text-properties style:text-underline-style="solid" style:text-underline-width="auto" style:text-underline-color="font-color" officeooo:rsid="00090049"/>
    </style:style>
    <style:style style:name="T5" style:family="text">
      <style:text-properties style:text-underline-style="solid" style:text-underline-width="auto" style:text-underline-color="font-color" officeooo:rsid="000d76e5"/>
    </style:style>
    <style:style style:name="T6" style:family="text">
      <style:text-properties style:text-underline-style="solid" style:text-underline-width="auto" style:text-underline-color="font-color" officeooo:rsid="000e1462"/>
    </style:style>
    <style:style style:name="T7" style:family="text">
      <style:text-properties style:text-underline-style="solid" style:text-underline-width="auto" style:text-underline-color="font-color" officeooo:rsid="000f5dd2"/>
    </style:style>
    <style:style style:name="T8" style:family="text">
      <style:text-properties style:text-underline-style="solid" style:text-underline-width="auto" style:text-underline-color="font-color" officeooo:rsid="00141523"/>
    </style:style>
    <style:style style:name="T9" style:family="text">
      <style:text-properties style:text-underline-style="solid" style:text-underline-width="auto" style:text-underline-color="font-color" officeooo:rsid="00112ae9"/>
    </style:style>
    <style:style style:name="T10" style:family="text">
      <style:text-properties style:text-underline-style="solid" style:text-underline-width="auto" style:text-underline-color="font-color" officeooo:rsid="0018bf2e"/>
    </style:style>
    <style:style style:name="T11" style:family="text">
      <style:text-properties style:text-underline-style="solid" style:text-underline-width="auto" style:text-underline-color="font-color" officeooo:rsid="001996ac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90049"/>
    </style:style>
    <style:style style:name="T14" style:family="text">
      <style:text-properties style:text-underline-style="none" officeooo:rsid="000a2720"/>
    </style:style>
    <style:style style:name="T15" style:family="text">
      <style:text-properties style:text-underline-style="none" officeooo:rsid="000c19f5"/>
    </style:style>
    <style:style style:name="T16" style:family="text">
      <style:text-properties style:text-underline-style="none" officeooo:rsid="000d76e5"/>
    </style:style>
    <style:style style:name="T17" style:family="text">
      <style:text-properties style:text-underline-style="none" officeooo:rsid="000e1462"/>
    </style:style>
    <style:style style:name="T18" style:family="text">
      <style:text-properties style:text-underline-style="none" officeooo:rsid="000f5dd2"/>
    </style:style>
    <style:style style:name="T19" style:family="text">
      <style:text-properties style:text-underline-style="none" officeooo:rsid="00112ae9"/>
    </style:style>
    <style:style style:name="T20" style:family="text">
      <style:text-properties style:text-underline-style="none" officeooo:rsid="00141523"/>
    </style:style>
    <style:style style:name="T21" style:family="text">
      <style:text-properties style:text-underline-style="none" officeooo:rsid="0018bf2e"/>
    </style:style>
    <style:style style:name="T22" style:family="text">
      <style:text-properties style:text-underline-style="none" officeooo:rsid="001996ac"/>
    </style:style>
    <style:style style:name="T23" style:family="text">
      <style:text-properties style:text-underline-style="none" officeooo:rsid="001d9e55"/>
    </style:style>
    <style:style style:name="T24" style:family="text">
      <style:text-properties officeooo:rsid="000a2720"/>
    </style:style>
    <style:style style:name="T25" style:family="text">
      <style:text-properties officeooo:rsid="001b3e2a"/>
    </style:style>
    <style:style style:name="T26" style:family="text">
      <style:text-properties officeooo:rsid="001d9e55"/>
    </style:style>
    <style:style style:name="T27" style:family="text">
      <style:text-properties officeooo:rsid="00209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ique <text:s/>pendulum <text:s/>snout <text:span text:style-name="T25">tail </text:span><text:span text:style-name="T26">scalp </text:span><text:span text:style-name="T27">ankle</text:span></text:p>
      <text:p text:style-name="P1"/>
      <text:p text:style-name="P2"><text:tab/>You turn on the water of the shower, and feel it with your $b_hand until it is warm. <text:s/>Then you enter the shower, and pull closed the curtain. <text:s/>You let the water fall down around nice and warm and steamy, making you relax and feel good about life. <text:s/>You turn around so you're facing the water, and let is fall <text:span text:style-name="T1">down </text:span>on to your <text:span text:style-name="T2">face</text:span>, <text:span text:style-name="T1">washing away the dirt, </text:span><text:span text:style-name="T25">as</text:span><text:span text:style-name="T1"> you close your </text:span><text:span text:style-name="T3">eyes</text:span><text:span text:style-name="T1">. <text:s/>It cleans off your </text:span><text:span text:style-name="T4">nose</text:span><text:span text:style-name="T1">, and </text:span><text:span text:style-name="T4">ears</text:span><text:span text:style-name="T1">, and filters </text:span><text:span text:style-name="T25">down </text:span><text:span text:style-name="T1">through your </text:span><text:span text:style-name="T4">hair.</text:span><text:span text:style-name="T1"> <text:s/></text:span></text:p>
      <text:p text:style-name="P2"><text:span text:style-name="T1"><text:tab/>You rest a bit, then grab the soap. <text:s/>With it, you soap up your </text:span><text:span text:style-name="T4">hands</text:span><text:span text:style-name="T1"> and </text:span><text:span text:style-name="T24">continue to </text:span><text:span text:style-name="T1">wash your </text:span><text:span text:style-name="T4">skin.</text:span><text:span text:style-name="T13"> <text:s/>The sensation is overwhelming, you feel as though there was nothing better </text:span><text:span text:style-name="T14">to do </text:span><text:span text:style-name="T13">than </text:span><text:span text:style-name="T14">be showering in </text:span><text:span text:style-name="T13">this shower. <text:s/>You turn back forwards, and soap off your </text:span><text:span text:style-name="T4">chest</text:span><text:span text:style-name="T13">. <text:s/>Mov</text:span><text:span text:style-name="T15">ing down, you soap up your </text:span><text:span text:style-name="T5">torso,</text:span><text:span text:style-name="T16"> </text:span><text:span text:style-name="T6">and smooth down your soaked fur</text:span><text:span text:style-name="T17">. <text:s/>You slather it down your </text:span><text:span text:style-name="T6">thighs,</text:span><text:span text:style-name="T17"> and around your </text:span><text:span text:style-name="T6">knee</text:span><text:span text:style-name="T17">. <text:s/>Then on to your </text:span><text:span text:style-name="T6">ankles </text:span><text:span text:style-name="T17">and</text:span><text:span text:style-name="T6"> feet</text:span><text:span text:style-name="T17">, and you take time to get in between every one of your </text:span><text:span text:style-name="T6">toes</text:span><text:span text:style-name="T17">, soaping the cracks to release all the built-up grime.</text:span></text:p>
      <text:p text:style-name="P2"><text:span text:style-name="T17"><text:tab/>Then you move back up to your </text:span><text:span text:style-name="T6">waist, </text:span><text:span text:style-name="T17">and start down your </text:span><text:span text:style-name="T6">tail</text:span><text:span text:style-name="T17">. <text:s/>You </text:span><text:span text:style-name="T18">slip it through your </text:span><text:span text:style-name="T7">hands</text:span><text:span text:style-name="T18">, and fill the </text:span><text:span text:style-name="T7">fur</text:span><text:span text:style-name="T18"> up with soap suds. <text:s/>You squeeze and tug to get it distributed better, then give it a big hug just because. <text:s/>Tails are wonderful, aren’t they? <text:s/>You then return to your </text:span><text:span text:style-name="T7">arms</text:span><text:span text:style-name="T18">, and soap up your </text:span><text:span text:style-name="T7">armpits</text:span><text:span text:style-name="T18">. <text:s/>Then </text:span><text:span text:style-name="T22">the</text:span><text:span text:style-name="T18"> </text:span><text:span text:style-name="T7">shoulder</text:span><text:span text:style-name="T18"> and down to the </text:span><text:span text:style-name="T7">elbow</text:span><text:span text:style-name="T18">. <text:s/>After your </text:span><text:span text:style-name="T7">forearm</text:span><text:span text:style-name="T18"> is slathered in the stuff, you delicately wash your </text:span><text:span text:style-name="T7">paws</text:span><text:span text:style-name="T18"> and </text:span><text:span text:style-name="T7">fingers</text:span><text:span text:style-name="T18">, cleaning of your </text:span><text:span text:style-name="T7">claws</text:span><text:span text:style-name="T18"> and polishing your </text:span><text:span text:style-name="T7">pawpads</text:span><text:span text:style-name="T18">. <text:s/>After this, you inspect the work you have accomplished. <text:s/>You are covered in soap.</text:span></text:p>
      <text:p text:style-name="P2"><text:span text:style-name="T18"><text:tab/></text:span><text:span text:style-name="T19">So you turn and face the flow of water, and rub at your </text:span><text:span text:style-name="T9">fur</text:span><text:span text:style-name="T19"> to let the soap wash out, carrying the dirt and filth down the drain. <text:s/>You feel clean and relieved. <text:s/>Now you stand a little longer, letting the rinsing finish up, before you clean your </text:span><text:span text:style-name="T9">hair</text:span><text:span text:style-name="T19">. <text:s/>You pull your </text:span><text:span text:style-name="T9">fingers</text:span><text:span text:style-name="T19"> through your </text:span><text:span text:style-name="T9">hair</text:span><text:span text:style-name="T19">, attempting to straighten it some what. <text:s/>The you squirt some soap on your hand, and rub it on your </text:span><text:span text:style-name="T9">scalp</text:span><text:span text:style-name="T19">, </text:span><text:span text:style-name="T20">letting it flow down your </text:span><text:span text:style-name="T8">hair</text:span><text:span text:style-name="T20"> on to your </text:span><text:span text:style-name="T8">shoulders</text:span><text:span text:style-name="T20">. <text:s/></text:span><text:span text:style-name="T21">The water drips of</text:span><text:span text:style-name="T22">f</text:span><text:span text:style-name="T21"> your </text:span><text:span text:style-name="T10">hair</text:span><text:span text:style-name="T21"> on to the tub, and it leads away the grease with it. <text:s/>You move on to your </text:span><text:span text:style-name="T10">face</text:span><text:span text:style-name="T21">, so you close your </text:span><text:span text:style-name="T10">eyes</text:span><text:span text:style-name="T21"> and turn your </text:span><text:span text:style-name="T10">head</text:span><text:span text:style-name="T21"> into the shower and allow the water spray it. <text:s/>Then you mask it with the soap, rubbing it around your </text:span><text:span text:style-name="T10">ears</text:span><text:span text:style-name="T21"> and </text:span><text:span text:style-name="T10">ey</text:span><text:span text:style-name="T10">es</text:span><text:span text:style-name="T21">, before you rinse it one last time.</text:span></text:p>
      <text:p text:style-name="P2"><text:span text:style-name="T21"><text:tab/>Now you wait. <text:s/>You’ve finished, but you don’t want to </text:span><text:span text:style-name="T22">turn off the water</text:span><text:span text:style-name="T21"> yet. <text:s/></text:span><text:span text:style-name="T22">It’s still nice and warm, and comfortable… You just like it and you want to stay.</text:span></text:p>
      <text:p text:style-name="P2"><text:span text:style-name="T22"><text:tab/>After a while, you turn up the water for a bit more heat, then turn it off completely. <text:s/>The room is steamy and moist, keeping warm, but you rush for the towel to dry your self off, before it gets cold. <text:s/>You wipe the water off your </text:span><text:span text:style-name="T11">eyes</text:span><text:span text:style-name="T22"> and </text:span><text:span text:style-name="T11">face</text:span><text:span text:style-name="T22">, working downwards. <text:s/>You scrub at your </text:span><text:span text:style-name="T11">chest</text:span><text:span text:style-name="T22"> and </text:span><text:span text:style-name="T11">crotch</text:span><text:span text:style-name="T22">, drying all of the </text:span><text:span text:style-name="T11">skin</text:span><text:span text:style-name="T22"> as best you can in the damp room. <text:s/>Then you get your </text:span><text:span text:style-name="T11">legs</text:span><text:span text:style-name="T22"> and </text:span><text:span text:style-name="T11">feet</text:span><text:span text:style-name="T22">, before hanging the towel around your </text:span><text:span text:style-name="T11">body</text:span><text:span text:style-name="T22"> and turning off the fan. <text:s/>You have completed showering.</text:span></text:p>
      <text:p text:style-name="P6"><text:tab/>You turn on the water of the shower, and feel it with your $b_hand until it is warm. <text:s/>Then you enter the shower, and pull closed the curtain. <text:s/>You let the water fall down around nice and warm and steamy, making you relax and feel good about life. <text:s/>You turn around so you're facing the water, and let is fall <text:span text:style-name="T1">down </text:span>on to your $b_<text:span text:style-name="T2">face</text:span>, <text:span text:style-name="T1">washing away the dirt, </text:span><text:span text:style-name="T25">as</text:span><text:span text:style-name="T1"> you close your </text:span><text:span text:style-name="T2">$b_</text:span><text:span text:style-name="T3">eyes</text:span><text:span text:style-name="T1">. <text:s/>It cleans off your </text:span>$b_<text:span text:style-name="T4">nose</text:span><text:span text:style-name="T1">, and </text:span>$b_<text:span text:style-name="T4">ears</text:span><text:span text:style-name="T1">, and filters </text:span><text:span text:style-name="T25">down </text:span><text:span text:style-name="T1">through your </text:span><text:span text:style-name="T2">$b_</text:span><text:span text:style-name="T4">hair.</text:span><text:span text:style-name="T1"> <text:s/></text:span></text:p>
      <text:p text:style-name="P5"><text:span text:style-name="T1"><text:tab/>You rest a bit, then grab the soap. <text:s/>With it, you soap up your </text:span>$b_<text:span text:style-name="T4">hands</text:span><text:span text:style-name="T1"> and </text:span><text:span text:style-name="T24">continue to </text:span><text:span text:style-name="T1">wash your </text:span>$b_<text:span text:style-name="T4">skin.</text:span><text:span text:style-name="T13"> <text:s/>The sensation is overwhelming, you feel as though there was nothing better </text:span><text:span text:style-name="T14">to do </text:span><text:span text:style-name="T13">than </text:span><text:span text:style-name="T14">be showering in </text:span><text:span text:style-name="T13">this shower. <text:s/>You turn back forwards, and soap off your </text:span><text:span text:style-name="T12">$b_</text:span><text:span text:style-name="T4">chest</text:span><text:span text:style-name="T13">. <text:s/>Mov</text:span><text:span text:style-name="T15">ing down, you soap up your </text:span><text:span text:style-name="T12">$b_</text:span><text:span text:style-name="T5">torso,</text:span><text:span text:style-name="T16"> </text:span><text:span text:style-name="T6">and smooth down your soaked </text:span><text:span text:style-name="T2">$b_</text:span><text:span text:style-name="T6">fur</text:span><text:span text:style-name="T17">. <text:s/>You slather it down your </text:span><text:span text:style-name="T2">$b_</text:span><text:span text:style-name="T6">thighs,</text:span><text:span text:style-name="T17"> and around your </text:span><text:span text:style-name="T6">knee</text:span><text:span text:style-name="T17">. <text:s/>Then on to your </text:span><text:span text:style-name="T2">$b_</text:span><text:span text:style-name="T6">ankles </text:span><text:span text:style-name="T17">and</text:span><text:span text:style-name="T6"> </text:span><text:span text:style-name="T2">$b_</text:span><text:span text:style-name="T6">feet</text:span><text:span text:style-name="T17">, and you take time to get in between every one of your </text:span><text:span text:style-name="T2">$b_</text:span><text:span text:style-name="T6">toes</text:span><text:span text:style-name="T17">, soaping the cracks to release all the built-up grime.</text:span></text:p>
      <text:p text:style-name="P5"><text:span text:style-name="T17"><text:tab/>Then you move back up to your </text:span><text:span text:style-name="T2">$b_</text:span><text:span text:style-name="T6">waist, </text:span><text:span text:style-name="T17">and start down your </text:span><text:span text:style-name="T2">$b_</text:span><text:span text:style-name="T6">tail</text:span><text:span text:style-name="T17">. <text:s/>You </text:span><text:span text:style-name="T18">slip it through your </text:span><text:span text:style-name="T2">$b_</text:span><text:span text:style-name="T7">hands</text:span><text:span text:style-name="T18">, and fill the </text:span><text:span text:style-name="T2">$b_</text:span><text:span text:style-name="T7">fur</text:span><text:span text:style-name="T18"> up with soap suds. <text:s/>You squeeze and tug to get it distributed better, then give it a big hug just because. <text:s/>Tails are wonderful, aren’t they? <text:s/>You then return to your </text:span><text:span text:style-name="T2">$b_</text:span><text:span text:style-name="T7">arms</text:span><text:span text:style-name="T18">, and soap up your </text:span><text:span text:style-name="T2">$b_</text:span><text:span text:style-name="T7">armpits</text:span><text:span text:style-name="T18">. <text:s/>Then </text:span><text:span text:style-name="T22">the</text:span><text:span text:style-name="T18"> </text:span><text:span text:style-name="T2">$b_</text:span><text:span text:style-name="T7">shoulder</text:span><text:span text:style-name="T18"> and down to the </text:span><text:span text:style-name="T2">$b_</text:span><text:span text:style-name="T7">elbow</text:span><text:span text:style-name="T18">. <text:s/>After your </text:span><text:span text:style-name="T2">$b_</text:span><text:span text:style-name="T7">forearm</text:span><text:span text:style-name="T18"> is slathered in the stuff, you delicately wash your </text:span><text:span text:style-name="T2">$b_</text:span><text:span text:style-name="T7">paws</text:span><text:span text:style-name="T18"> and </text:span><text:span text:style-name="T2">$b_</text:span><text:span text:style-name="T7">fingers</text:span><text:span text:style-name="T18">, cleaning of your </text:span><text:span text:style-name="T2">$b_</text:span><text:span text:style-name="T7">claws</text:span><text:span text:style-name="T18"> and polishing your </text:span><text:span text:style-name="T2">$b_</text:span><text:span text:style-name="T7">pawpads</text:span><text:span text:style-name="T18">. <text:s/>After this, you inspect the work you have accomplished. <text:s/>You are covered in soap.</text:span></text:p>
      <text:p text:style-name="P5"><text:span text:style-name="T18"><text:tab/></text:span><text:span text:style-name="T19">So you turn and face the flow of water, and rub at your </text:span><text:span text:style-name="T2">$b_</text:span><text:span text:style-name="T9">fur</text:span><text:span text:style-name="T19"> to let the soap wash out, carrying the dirt and filth down the drain. <text:s/>You feel clean and relieved. <text:s/>Now you stand a little longer, letting the rinsing finish up, before you clean your </text:span><text:span text:style-name="T2">$b_</text:span><text:span text:style-name="T9">hair</text:span><text:span text:style-name="T19">. <text:s/>You pull your </text:span><text:span text:style-name="T2">$b_</text:span><text:span text:style-name="T9">fingers</text:span><text:span text:style-name="T19"> through your </text:span><text:span text:style-name="T2">$b_</text:span><text:span text:style-name="T9">hair</text:span><text:span text:style-name="T19">, attempting to straighten it some what. <text:s/>The you squirt some soap on your hand, and rub it on your </text:span><text:span text:style-name="T2">$b_</text:span><text:span text:style-name="T9">scalp</text:span><text:span text:style-name="T19">, </text:span><text:span text:style-name="T20">letting it flow down your </text:span><text:span text:style-name="T8">hair</text:span><text:span text:style-name="T20"> on to your </text:span><text:span text:style-name="T2">$b_</text:span><text:span text:style-name="T8">shoulders</text:span><text:span text:style-name="T20">. <text:s/></text:span><text:span text:style-name="T21">The water drips of</text:span><text:span text:style-name="T22">f</text:span><text:span text:style-name="T21"> your </text:span><text:span text:style-name="T2">$b_</text:span><text:span text:style-name="T10">hair</text:span><text:span text:style-name="T21"> on to the tub, and it leads away the grease with it. <text:s/>You move on to your </text:span><text:span text:style-name="T2">$b_</text:span><text:span text:style-name="T10">face</text:span><text:span text:style-name="T21">, so you close your </text:span><text:span text:style-name="T10">$b_eyes</text:span><text:span text:style-name="T21"> and turn your </text:span><text:span text:style-name="T2">$b_</text:span><text:span text:style-name="T10">head</text:span><text:span text:style-name="T21"> into the shower and allow the water spray it. <text:s/>Then you mask it with the soap, rubbing it around your </text:span><text:span text:style-name="T2">$b_</text:span><text:span text:style-name="T10">ears</text:span><text:span text:style-name="T21"> and </text:span><text:span text:style-name="T10">$b_eyes</text:span><text:span text:style-name="T21">, before you rinse it one last time.</text:span></text:p>
      <text:p text:style-name="P4"><text:span text:style-name="T21"><text:tab/>Now you wait. <text:s/>You’ve finished, but you don’t want to </text:span><text:span text:style-name="T22">turn off the water</text:span><text:span text:style-name="T21"> yet. <text:s/></text:span><text:span text:style-name="T22">It’s still nice and warm, and comfortable… You just like it and you want to stay.</text:span></text:p>
      <text:p text:style-name="P5"><text:span text:style-name="T22"><text:tab/>After a while, you turn up the water for a bit more heat, then turn it off completely. <text:s/>The room is steamy and moist, keeping warm, but you rush for the towel to dry your self off, before it gets cold. <text:s/>You wipe the water off your </text:span><text:span text:style-name="T11">$b_eyes</text:span><text:span text:style-name="T22"> and </text:span><text:span text:style-name="T2">$b_</text:span><text:span text:style-name="T11">face</text:span><text:span text:style-name="T22">, working downwards. <text:s/>You scrub at your </text:span><text:span text:style-name="T2">$b_</text:span><text:span text:style-name="T11">chest</text:span><text:span text:style-name="T22"> and </text:span><text:span text:style-name="T2">$b_</text:span><text:span text:style-name="T11">crotch</text:span><text:span text:style-name="T22">, drying all of the </text:span><text:span text:style-name="T2">$b_</text:span><text:span text:style-name="T11">skin</text:span><text:span text:style-name="T22"> as best you can in the damp room. <text:s/>Then you get your </text:span><text:span text:style-name="T2">$b_</text:span><text:span text:style-name="T11">legs</text:span><text:span text:style-name="T22"> and </text:span><text:span text:style-name="T2">$b_</text:span><text:span text:style-name="T11">feet</text:span><text:span text:style-name="T22">, before hanging the towel around your </text:span><text:span text:style-name="T2">$b_</text:span><text:span text:style-name="T11">body</text:span><text:span text:style-name="T22"> and turning off the fan. <text:s/>You have completed shower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2:26:23.755081857</meta:creation-date>
    <dc:date>2022-12-26T14:15:20.910667168</dc:date>
    <meta:editing-duration>PT3H26S</meta:editing-duration>
    <meta:editing-cycles>3</meta:editing-cycles>
    <meta:generator>LibreOffice/7.0.4.2$Linux_AARCH64 LibreOffice_project/00$Build-2</meta:generator>
    <meta:document-statistic meta:table-count="0" meta:image-count="0" meta:object-count="0" meta:page-count="2" meta:paragraph-count="13" meta:word-count="1144" meta:character-count="6140" meta:non-whitespace-character-count="4927"/>
  </office:meta>
</office:document-meta>
</file>